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40000002F63F039DE7.png"/>
  <manifest:file-entry manifest:media-type="image/png" manifest:full-path="Pictures/1000020100000640000002F609BBAEA7.png"/>
  <manifest:file-entry manifest:media-type="image/png" manifest:full-path="Pictures/1000020100000640000002F643F5E5C5.png"/>
  <manifest:file-entry manifest:media-type="image/png" manifest:full-path="Pictures/1000020100000640000002F65E3FE2A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594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9.583cm" svg:height="6.604cm" svg:x="0.767cm" svg:y="1.082cm">
            <draw:image xlink:href="Pictures/1000020100000640000002F65E3FE2A5.png" xlink:type="simple" xlink:show="embed" xlink:actuate="onLoad">
              <text:p/>
            </draw:image>
          </draw:frame>
          <draw:frame draw:style-name="gr1" draw:text-style-name="P1" draw:layer="layout" svg:width="19.589cm" svg:height="6.604cm" svg:x="1.001cm" svg:y="7.562cm">
            <draw:image xlink:href="Pictures/1000020100000640000002F643F5E5C5.png" xlink:type="simple" xlink:show="embed" xlink:actuate="onLoad">
              <text:p/>
            </draw:image>
          </draw:frame>
          <draw:frame draw:style-name="gr1" draw:text-style-name="P1" draw:layer="layout" svg:width="19.589cm" svg:height="6.604cm" svg:x="1cm" svg:y="13.977cm">
            <draw:image xlink:href="Pictures/1000020100000640000002F609BBAEA7.png" xlink:type="simple" xlink:show="embed" xlink:actuate="onLoad">
              <text:p/>
            </draw:image>
          </draw:frame>
          <draw:frame draw:style-name="gr1" draw:text-style-name="P1" draw:layer="layout" svg:width="19.589cm" svg:height="6.604cm" svg:x="1.001cm" svg:y="20.21cm">
            <draw:image xlink:href="Pictures/1000020100000640000002F63F039DE7.png" xlink:type="simple" xlink:show="embed" xlink:actuate="onLoad">
              <text:p/>
            </draw:image>
          </draw:frame>
          <draw:frame draw:style-name="gr2" draw:text-style-name="P2" draw:layer="layout" svg:width="2.094cm" svg:height="0.738cm" svg:x="15.06cm" svg:y="2.592cm">
            <draw:text-box>
              <text:p><text:span text:style-name="T1">T=-20°C</text:span></text:p>
            </draw:text-box>
          </draw:frame>
          <draw:frame draw:style-name="gr2" draw:text-style-name="P2" draw:layer="layout" svg:width="2.094cm" svg:height="0.738cm" svg:x="15.06cm" svg:y="9.192cm">
            <draw:text-box>
              <text:p><text:span text:style-name="T1">T=-20°C</text:span></text:p>
            </draw:text-box>
          </draw:frame>
          <draw:frame draw:style-name="gr2" draw:text-style-name="P2" draw:layer="layout" svg:width="2.094cm" svg:height="0.738cm" svg:x="13.827cm" svg:y="18.896cm">
            <draw:text-box>
              <text:p><text:span text:style-name="T1">T=-20°C</text:span></text:p>
            </draw:text-box>
          </draw:frame>
          <draw:frame draw:style-name="gr2" draw:text-style-name="P2" draw:layer="layout" svg:width="2.094cm" svg:height="0.738cm" svg:x="15.06cm" svg:y="21.992cm">
            <draw:text-box>
              <text:p><text:span text:style-name="T1">T=-20°C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7-08T11:19:20.25</meta:creation-date>
    <dc:date>2022-07-08T12:24:12.19</dc:date>
    <meta:editing-duration>PT57M53S</meta:editing-duration>
    <meta:editing-cycles>2</meta:editing-cycles>
    <meta:generator>OpenOffice/4.1.11$Win32 OpenOffice.org_project/4111m1$Build-9808</meta:generator>
    <meta:document-statistic meta:object-count="9"/>
  </office:meta>
</office:document-meta>
</file>